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cm"/>
    </style:style>
    <style:style style:name="co2" style:family="table-column">
      <style:table-column-properties fo:break-before="auto" style:column-width="1.171cm"/>
    </style:style>
    <style:style style:name="co3" style:family="table-column">
      <style:table-column-properties fo:break-before="auto" style:column-width="1.296cm"/>
    </style:style>
    <style:style style:name="co4" style:family="table-column">
      <style:table-column-properties fo:break-before="auto" style:column-width="2.97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5110">
      <style:table-cell-properties style:text-align-source="fix" style:repeat-content="false" fo:border="non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ce2"/>
        <table:table-row table:style-name="ro1">
          <table:table-cell/>
          <table:table-cell office:value-type="string">
            <text:p>ale</text:p>
          </table:table-cell>
          <table:table-cell office:value-type="string">
            <text:p>pro</text:p>
          </table:table-cell>
          <table:table-cell office:value-type="string">
            <text:p>foil</text:p>
          </table:table-cell>
          <table:table-cell/>
          <table:table-cell office:value-type="string">
            <text:p>A – B</text:p>
          </table:table-cell>
          <table:table-cell office:value-type="string">
            <text:p>B – C</text:p>
          </table:table-cell>
          <table:table-cell office:value-type="string">
            <text:p>C – D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table:style-name="ce1" office:value-type="float" office:value="1">
            <text:p>1.000</text:p>
          </table:table-cell>
          <table:table-cell table:style-name="ce1" office:value-type="float" office:value="0.971428571428571">
            <text:p>0.971</text:p>
          </table:table-cell>
          <table:table-cell table:style-name="ce1" office:value-type="float" office:value="1">
            <text:p>1.000</text:p>
          </table:table-cell>
          <table:table-cell table:formula="of:=TTEST([.B2:.B11];[.C2:.C11];2;2)" office:value-type="float" office:value="1">
            <text:p>1</text:p>
          </table:table-cell>
          <table:table-cell table:formula="of:=TTEST([.C2:.C11];[.D2:.D11];2;2)" office:value-type="float" office:value="0.0462887813362841">
            <text:p>0,0462887813</text:p>
          </table:table-cell>
          <table:table-cell table:formula="of:=TTEST([.D2:.D11];[.E2:.E11];2;2)" office:value-type="float" office:value="0.0462887813362841">
            <text:p>0,046288781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table:style-name="ce1" office:value-type="float" office:value="1">
            <text:p>1.000</text:p>
          </table:table-cell>
          <table:table-cell table:style-name="ce1" office:value-type="float" office:value="0.942857142857143">
            <text:p>0.943</text:p>
          </table:table-cell>
          <table:table-cell table:style-name="ce1" office:value-type="float" office:value="1">
            <text:p>1.00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4" table:style-name="ce1" office:value-type="float" office:value="1">
            <text:p>1.00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2" table:style-name="ce1" office:value-type="float" office:value="0.942857142857143">
            <text:p>0.943</text:p>
          </table:table-cell>
          <table:table-cell table:style-name="ce1" office:value-type="float" office:value="1">
            <text:p>1.000</text:p>
          </table:table-cell>
          <table:table-cell table:style-name="ce1" office:value-type="float" office:value="0.942857142857143">
            <text:p>0.94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2" table:style-name="ce1" office:value-type="float" office:value="0.971428571428571">
            <text:p>0.971</text:p>
          </table:table-cell>
          <table:table-cell table:style-name="ce1" office:value-type="float" office:value="1">
            <text:p>1.000</text:p>
          </table:table-cell>
          <table:table-cell table:style-name="ce1" office:value-type="float" office:value="0.971428571428571">
            <text:p>0.97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2" table:style-name="ce1" office:value-type="float" office:value="1">
            <text:p>1.000</text:p>
          </table:table-cell>
          <table:table-cell table:style-name="ce1" office:value-type="float" office:value="0.971428571428571">
            <text:p>0.971</text:p>
          </table:table-cell>
          <table:table-cell table:style-name="ce1" office:value-type="float" office:value="1">
            <text:p>1.00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2" table:style-name="ce1" office:value-type="float" office:value="1">
            <text:p>1.000</text:p>
          </table:table-cell>
          <table:table-cell table:style-name="ce1" office:value-type="float" office:value="0.914285714285714">
            <text:p>0.914</text:p>
          </table:table-cell>
          <table:table-cell table:style-name="ce1" office:value-type="float" office:value="1">
            <text:p>1.00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repeated="2" table:style-name="ce1" office:value-type="float" office:value="1">
            <text:p>1.000</text:p>
          </table:table-cell>
          <table:table-cell table:style-name="ce1" office:value-type="float" office:value="0.972222222222222">
            <text:p>0.972</text:p>
          </table:table-cell>
          <table:table-cell table:style-name="ce1" office:value-type="float" office:value="1">
            <text:p>1.00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number-columns-repeated="2" table:style-name="ce1" office:value-type="float" office:value="1">
            <text:p>1.000</text:p>
          </table:table-cell>
          <table:table-cell table:style-name="ce1" office:value-type="float" office:value="0.916666666666667">
            <text:p>0.917</text:p>
          </table:table-cell>
          <table:table-cell table:style-name="ce1" office:value-type="float" office:value="1">
            <text:p>1.00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number-columns-repeated="2" table:style-name="ce1" office:value-type="float" office:value="1">
            <text:p>1.000</text:p>
          </table:table-cell>
          <table:table-cell table:style-name="ce1" office:value-type="float" office:value="0.972222222222222">
            <text:p>0.972</text:p>
          </table:table-cell>
          <table:table-cell table:style-name="ce1" office:value-type="float" office:value="1">
            <text:p>1.00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0.971428571428571">
            <text:p>0.971</text:p>
          </table:table-cell>
          <table:table-cell table:number-columns-repeated="2" table:style-name="ce1" office:value-type="float" office:value="1">
            <text:p>1.000</text:p>
          </table:table-cell>
          <table:table-cell table:style-name="ce1" office:value-type="float" office:value="0.971428571428571">
            <text:p>0.971</text:p>
          </table:table-cell>
          <table:table-cell table:formula="of:=TTEST([.B13:.B22];[.C13:.C22];2;2)" office:value-type="float" office:value="0.599900838173493">
            <text:p>0,5999008382</text:p>
          </table:table-cell>
          <table:table-cell table:formula="of:=TTEST([.C13:.C22];[.D13:.D22];2;2)" office:value-type="float" office:value="0.313694596422823">
            <text:p>0,3136945964</text:p>
          </table:table-cell>
          <table:table-cell table:formula="of:=TTEST([.D13:.D22];[.E13:.E22];2;2)" office:value-type="float" office:value="0.543136457418227">
            <text:p>0,543136457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table:style-name="ce1" office:value-type="float" office:value="1">
            <text:p>1.00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2" table:style-name="ce1" office:value-type="float" office:value="0.942857142857143">
            <text:p>0.943</text:p>
          </table:table-cell>
          <table:table-cell table:style-name="ce1" office:value-type="float" office:value="0.971428571428571">
            <text:p>0.971</text:p>
          </table:table-cell>
          <table:table-cell table:style-name="ce1" office:value-type="float" office:value="0.942857142857143">
            <text:p>0.94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4" table:style-name="ce1" office:value-type="float" office:value="0.971428571428571">
            <text:p>0.97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4" table:style-name="ce1" office:value-type="float" office:value="1">
            <text:p>1.00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4" table:style-name="ce1" office:value-type="float" office:value="1">
            <text:p>1.00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4" table:style-name="ce1" office:value-type="float" office:value="1">
            <text:p>1.00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repeated="2" table:style-name="ce1" office:value-type="float" office:value="1">
            <text:p>1.000</text:p>
          </table:table-cell>
          <table:table-cell table:style-name="ce1" office:value-type="float" office:value="0.916666666666667">
            <text:p>0.917</text:p>
          </table:table-cell>
          <table:table-cell table:style-name="ce1" office:value-type="float" office:value="1">
            <text:p>1.00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number-columns-repeated="4" table:style-name="ce1" office:value-type="float" office:value="0.944444444444444">
            <text:p>0.944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0.972222222222222">
            <text:p>0.972</text:p>
          </table:table-cell>
          <table:table-cell table:style-name="ce1" office:value-type="float" office:value="1">
            <text:p>1.000</text:p>
          </table:table-cell>
          <table:table-cell table:style-name="ce1" office:value-type="float" office:value="0.916666666666667">
            <text:p>0.917</text:p>
          </table:table-cell>
          <table:table-cell table:style-name="ce1" office:value-type="float" office:value="0.972222222222222">
            <text:p>0.97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971428571428571">
            <text:p>0,9714285714</text:p>
          </table:table-cell>
          <table:table-cell office:value-type="float" office:value="0.628571428571429">
            <text:p>0,6285714286</text:p>
          </table:table-cell>
          <table:table-cell office:value-type="float" office:value="0.971428571428571">
            <text:p>0,9714285714</text:p>
          </table:table-cell>
          <table:table-cell table:formula="of:=TTEST([.B24:.B33];[.C24:.C33];2;2)" office:value-type="float" office:value="0.423270913498152">
            <text:p>0,4232709135</text:p>
          </table:table-cell>
          <table:table-cell table:formula="of:=TTEST([.C24:.C33];[.D24:.D33];2;2)" office:value-type="float" office:value="0.000000000583261918840248">
            <text:p>5,83261918840248E-010</text:p>
          </table:table-cell>
          <table:table-cell table:formula="of:=TTEST([.D24:.D33];[.E24:.E33];2;2)" office:value-type="float" office:value="0.000000000342895216785976">
            <text:p>3,42895216785976E-010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.657142857142857">
            <text:p>0,657142857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.942857142857143">
            <text:p>0,9428571429</text:p>
          </table:table-cell>
          <table:table-cell office:value-type="float" office:value="0.685714285714286">
            <text:p>0,6857142857</text:p>
          </table:table-cell>
          <table:table-cell office:value-type="float" office:value="0.942857142857143">
            <text:p>0,942857142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942857142857143">
            <text:p>0,9428571429</text:p>
          </table:table-cell>
          <table:table-cell office:value-type="float" office:value="0.685714285714286">
            <text:p>0,68571428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.971428571428571">
            <text:p>0,9714285714</text:p>
          </table:table-cell>
          <table:table-cell office:value-type="float" office:value="0.771428571428571">
            <text:p>0,7714285714</text:p>
          </table:table-cell>
          <table:table-cell office:value-type="float" office:value="0.971428571428571">
            <text:p>0,971428571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.971428571428571">
            <text:p>0,9714285714</text:p>
          </table:table-cell>
          <table:table-cell office:value-type="float" office:value="0.685714285714286">
            <text:p>0,6857142857</text:p>
          </table:table-cell>
          <table:table-cell office:value-type="float" office:value="0.971428571428571">
            <text:p>0,971428571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.942857142857143">
            <text:p>0,9428571429</text:p>
          </table:table-cell>
          <table:table-cell office:value-type="float" office:value="0.771428571428571">
            <text:p>0,7714285714</text:p>
          </table:table-cell>
          <table:table-cell office:value-type="float" office:value="0.942857142857143">
            <text:p>0,9428571429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.666666666666667">
            <text:p>0,66666666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72222222222222">
            <text:p>0,9722222222</text:p>
          </table:table-cell>
          <table:table-cell office:value-type="float" office:value="0.944444444444444">
            <text:p>0,9444444444</text:p>
          </table:table-cell>
          <table:table-cell office:value-type="float" office:value="0.833333333333333">
            <text:p>0,8333333333</text:p>
          </table:table-cell>
          <table:table-cell office:value-type="float" office:value="0.972222222222222">
            <text:p>0,972222222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.944444444444444">
            <text:p>0,9444444444</text:p>
          </table:table-cell>
          <table:table-cell office:value-type="float" office:value="0.666666666666667">
            <text:p>0,6666666667</text:p>
          </table:table-cell>
          <table:table-cell office:value-type="float" office:value="0.944444444444444">
            <text:p>0,944444444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71428571428571">
            <text:p>0,9714285714</text:p>
          </table:table-cell>
          <table:table-cell office:value-type="float" office:value="1">
            <text:p>1</text:p>
          </table:table-cell>
          <table:table-cell office:value-type="float" office:value="0.942857142857143">
            <text:p>0,9428571429</text:p>
          </table:table-cell>
          <table:table-cell office:value-type="float" office:value="0.971428571428571">
            <text:p>0,9714285714</text:p>
          </table:table-cell>
          <table:table-cell table:formula="of:=TTEST([.B35:.B44];[.C35:.C44];2;2)" office:value-type="float" office:value="0.730102317737187">
            <text:p>0,7301023177</text:p>
          </table:table-cell>
          <table:table-cell table:formula="of:=TTEST([.C35:.C44];[.D35:.D44];2;2)" office:value-type="float" office:value="0.0722093722057097">
            <text:p>0,0722093722</text:p>
          </table:table-cell>
          <table:table-cell table:formula="of:=TTEST([.D35:.D44];[.E35:.E44];2;2)" office:value-type="float" office:value="0.0253281953224018">
            <text:p>0,025328195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942857142857143">
            <text:p>0,9428571429</text:p>
          </table:table-cell>
          <table:table-cell office:value-type="float" office:value="1">
            <text:p>1</text:p>
          </table:table-cell>
          <table:table-cell office:value-type="float" office:value="0.942857142857143">
            <text:p>0,942857142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57142857142857">
            <text:p>0,8571428571</text:p>
          </table:table-cell>
          <table:table-cell office:value-type="float" office:value="0.885714285714286">
            <text:p>0,8857142857</text:p>
          </table:table-cell>
          <table:table-cell office:value-type="float" office:value="0.942857142857143">
            <text:p>0,9428571429</text:p>
          </table:table-cell>
          <table:table-cell office:value-type="float" office:value="0.857142857142857">
            <text:p>0,857142857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.942857142857143">
            <text:p>0,9428571429</text:p>
          </table:table-cell>
          <table:table-cell office:value-type="float" office:value="0.971428571428571">
            <text:p>0,9714285714</text:p>
          </table:table-cell>
          <table:table-cell office:value-type="float" office:value="0.942857142857143">
            <text:p>0,9428571429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.885714285714286">
            <text:p>0,8857142857</text:p>
          </table:table-cell>
          <table:table-cell office:value-type="float" office:value="1">
            <text:p>1</text:p>
          </table:table-cell>
          <table:table-cell office:value-type="float" office:value="0.885714285714286">
            <text:p>0,8857142857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14285714285714">
            <text:p>0,9142857143</text:p>
          </table:table-cell>
          <table:table-cell office:value-type="float" office:value="0.942857142857143">
            <text:p>0,9428571429</text:p>
          </table:table-cell>
          <table:table-cell table:number-columns-repeated="2" office:value-type="float" office:value="0.914285714285714">
            <text:p>0,914285714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.885714285714286">
            <text:p>0,8857142857</text:p>
          </table:table-cell>
          <table:table-cell office:value-type="float" office:value="0.914285714285714">
            <text:p>0,9142857143</text:p>
          </table:table-cell>
          <table:table-cell office:value-type="float" office:value="0.885714285714286">
            <text:p>0,885714285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.972222222222222">
            <text:p>0,972222222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.833333333333333">
            <text:p>0,8333333333</text:p>
          </table:table-cell>
          <table:table-cell office:value-type="float" office:value="0.944444444444444">
            <text:p>0,9444444444</text:p>
          </table:table-cell>
          <table:table-cell office:value-type="float" office:value="0.833333333333333">
            <text:p>0,833333333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.833333333333333">
            <text:p>0,8333333333</text:p>
          </table:table-cell>
          <table:table-cell office:value-type="float" office:value="0.916666666666667">
            <text:p>0,9166666667</text:p>
          </table:table-cell>
          <table:table-cell office:value-type="float" office:value="0.833333333333333">
            <text:p>0,833333333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942857142857143">
            <text:p>0,9428571429</text:p>
          </table:table-cell>
          <table:table-cell office:value-type="float" office:value="1">
            <text:p>1</text:p>
          </table:table-cell>
          <table:table-cell table:formula="of:=TTEST([.B46:.B55];[.C46:.C55];2;2)" office:value-type="float" office:value="0.995000947057537">
            <text:p>0,9950009471</text:p>
          </table:table-cell>
          <table:table-cell table:formula="of:=TTEST([.C46:.C55];[.D46:.D55];2;2)" office:value-type="float" office:value="0.162560919743616">
            <text:p>0,1625609197</text:p>
          </table:table-cell>
          <table:table-cell table:formula="of:=TTEST([.D46:.D55];[.E46:.E55];2;2)" office:value-type="float" office:value="0.12065407269133">
            <text:p>0,12065407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71428571428571">
            <text:p>0,9714285714</text:p>
          </table:table-cell>
          <table:table-cell office:value-type="float" office:value="0.914285714285714">
            <text:p>0,9142857143</text:p>
          </table:table-cell>
          <table:table-cell office:value-type="float" office:value="0.885714285714286">
            <text:p>0,8857142857</text:p>
          </table:table-cell>
          <table:table-cell office:value-type="float" office:value="0.971428571428571">
            <text:p>0,971428571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942857142857143">
            <text:p>0,942857142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971428571428571">
            <text:p>0,97142857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971428571428571">
            <text:p>0,9714285714</text:p>
          </table:table-cell>
          <table:table-cell office:value-type="float" office:value="1">
            <text:p>1</text:p>
          </table:table-cell>
          <table:table-cell office:value-type="float" office:value="0.942857142857143">
            <text:p>0,9428571429</text:p>
          </table:table-cell>
          <table:table-cell office:value-type="float" office:value="0.971428571428571">
            <text:p>0,971428571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.971428571428571">
            <text:p>0,971428571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.971428571428571">
            <text:p>0,9714285714</text:p>
          </table:table-cell>
          <table:table-cell office:value-type="float" office:value="0.942857142857143">
            <text:p>0,9428571429</text:p>
          </table:table-cell>
          <table:table-cell office:value-type="float" office:value="0.971428571428571">
            <text:p>0,9714285714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16666666666667">
            <text:p>0,9166666667</text:p>
          </table:table-cell>
          <table:table-cell office:value-type="float" office:value="0.944444444444444">
            <text:p>0,9444444444</text:p>
          </table:table-cell>
          <table:table-cell office:value-type="float" office:value="0.972222222222222">
            <text:p>0,9722222222</text:p>
          </table:table-cell>
          <table:table-cell office:value-type="float" office:value="0.916666666666667">
            <text:p>0,916666666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72222222222222">
            <text:p>0,9722222222</text:p>
          </table:table-cell>
          <table:table-cell office:value-type="float" office:value="0.944444444444444">
            <text:p>0,9444444444</text:p>
          </table:table-cell>
          <table:table-cell office:value-type="float" office:value="1">
            <text:p>1</text:p>
          </table:table-cell>
          <table:table-cell office:value-type="float" office:value="0.972222222222222">
            <text:p>0,972222222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72222222222222">
            <text:p>0,9722222222</text:p>
          </table:table-cell>
          <table:table-cell office:value-type="float" office:value="1">
            <text:p>1</text:p>
          </table:table-cell>
          <table:table-cell table:number-columns-repeated="2" office:value-type="float" office:value="0.972222222222222">
            <text:p>0,9722222222</text:p>
          </table:table-cell>
          <table:table-cell table:number-columns-repeated="3"/>
        </table:table-row>
        <table:table-row table:style-name="ro1" table:number-rows-repeated="10485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number:currency-style style:name="N114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15P0"/>
    </number:currency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3" number:min-integer-digits="1"/>
    </number:number-style>
    <number:number-style style:name="N120">
      <number:number number:decimal-places="14" number:min-integer-digits="1"/>
    </number:number-style>
    <number:number-style style:name="N121">
      <number:number number:decimal-places="15" number:min-integer-digits="1"/>
    </number:number-style>
    <number:number-style style:name="N122">
      <number:number number:decimal-places="16" number:min-integer-digits="1"/>
    </number:number-style>
    <number:number-style style:name="N123">
      <number:number number:decimal-places="17" number:min-integer-digits="1"/>
    </number:number-style>
    <number:number-style style:name="N124">
      <number:number number:decimal-places="18" number:min-integer-digits="1"/>
    </number:number-style>
    <number:number-style style:name="N125">
      <number:number number:decimal-places="19" number:min-integer-digits="1"/>
    </number:number-style>
    <number:number-style style:name="N126">
      <number:number number:decimal-places="20" number:min-integer-digits="1"/>
    </number:number-style>
    <number:number-style style:name="N5110" number:language="en" number:country="GB">
      <number:number number:decimal-places="3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</meta:initial-creator>
    <meta:creation-date>2014-08-22T15:01:18</meta:creation-date>
    <dc:date>2014-08-22T15:34:40</dc:date>
    <dc:creator>Luciano </dc:creator>
    <meta:editing-duration>PT18M12S</meta:editing-duration>
    <meta:editing-cycles>1</meta:editing-cycles>
    <meta:document-statistic meta:table-count="3" meta:cell-count="271" meta:object-count="0"/>
    <meta:generator>LibreOffice/3.5$Linux_X86_64 LibreOffice_project/350m1$Build-2</meta:generator>
  </office:meta>
</office:document-meta>
</file>